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5-01-19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244" calcext:value-type="float">
            <text:p>99.5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5-01-19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4-01-0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0648" calcext:value-type="float">
            <text:p>98.91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3-01-05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2-01-0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1-01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20-01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9-01-04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8-01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3424" calcext:value-type="float">
            <text:p>91.4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7-01-05 15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6-01-04 15:0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5-01-04 22:1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4-01-04 23:2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3-01-05 16:0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3-01-05 15:5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2-01-06 14:31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1-01-06 20:2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10-01-05 14:38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09-01-07 15:49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6224" calcext:value-type="float">
            <text:p>79.5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0101333802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